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5"/>
      <style:map style:condition="cell-content()=&quot;No&quot;" style:apply-style-name="Untitled2" style:base-cell-address="'Fallout 3 GOTY mods'.C55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2"/>
      <style:map style:condition="cell-content()=&quot;No&quot;" style:apply-style-name="Untitled2" style:base-cell-address="'Fallout 3 GOTY mods'.C5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81"/>
      <style:map style:condition="cell-content()=&quot;No&quot;" style:apply-style-name="Untitled2" style:base-cell-address="'Fallout 3 GOTY mods'.C8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82"/>
      <style:map style:condition="cell-content()=&quot;No&quot;" style:apply-style-name="Untitled2" style:base-cell-address="'Fallout 3 GOTY mods'.C8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0"/>
      <style:map style:condition="cell-content()=&quot;No&quot;" style:apply-style-name="Untitled2" style:base-cell-address="'Fallout 3 GOTY mods'.C5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83"/>
      <style:map style:condition="cell-content()=&quot;No&quot;" style:apply-style-name="Untitled2" style:base-cell-address="'Fallout 3 GOTY mods'.C8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6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7" office:value-type="string" calcext:value-type="string">
            <text:p>Installed?</text:p>
          </table:table-cell>
          <table:table-cell table:style-name="ce2" office:value-type="string" calcext:value-type="string">
            <text:p>Chapter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?" xlink:type="simple">http://www.nexusmods.com/fallout3/mods/4730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?" xlink:type="simple">http://www.nexusmods.com/fallout3/mods/5630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?" xlink:type="simple">http://www.nexusmods.com/fallout3/mods/18622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?" xlink:type="simple">http://www.nexusmods.com/fallout3/mods/626/?</text:a>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?" xlink:type="simple">http://www.nexusmods.com/fallout3/mods/13520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3.11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?" xlink:type="simple">http://www.nexusmods.com/fallout3/mods/3876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?" xlink:type="simple">http://www.nexusmods.com/fallout3/mods/15960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or Hi-Detailed map and icons</text:p>
          </table:table-cell>
          <table:table-cell office:value-type="string" calcext:value-type="string">
            <text:p><text:a xlink:href="http://www.nexusmods.com/fallout3/mods/1789/?" xlink:type="simple">http://www.nexusmods.com/fallout3/mods/1789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1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4.4.7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?" xlink:type="simple">http://www.nexusmods.com/fallout3/mods/19294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4.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?" xlink:type="simple">http://www.nexusmods.com/fallout3/mods/101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?" xlink:type="simple">http://www.nexusmods.com/fallout3/mods/11684/</text:a>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?" xlink:type="simple">http://www.nexusmods.com/fallout3/mods/5612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4.4.4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4.1.8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?" xlink:type="simple">http://www.nexusmods.com/fallout3/mods/19931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?" xlink:type="simple">http://www.nexusmods.com/fallout3/mods/18133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PS Grenade Hotkey</text:p>
          </table:table-cell>
          <table:table-cell office:value-type="string" calcext:value-type="string">
            <text:p><text:a xlink:href="http://www.nexusmods.com/fallout3/mods/8112/?" xlink:type="simple">http://www.nexusmods.com/fallout3/mods/8112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1.9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?" xlink:type="simple">http://www.nexusmods.com/fallout3/mods/14946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?" xlink:type="simple">http://www.nexusmods.com/fallout3/mods/17145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?" xlink:type="simple">http://www.nexusmods.com/fallout3/mods/20053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?" xlink:type="simple">http://www.nexusmods.com/fallout3/mods/481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?" xlink:type="simple">http://www.nexusmods.com/fallout3/mods/13120/?</text:a>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office:value-type="string" calcext:value-type="string">
            <text:p><text:a xlink:href="http://www.nexusmods.com/fallout3/mods/17743/?" xlink:type="simple">http://www.nexusmods.com/fallout3/mods/17743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4.4.4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?" xlink:type="simple">http://www.nexusmods.com/fallout3/mods/8260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4.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cision Collision - Clutter</text:p>
          </table:table-cell>
          <table:table-cell office:value-type="string" calcext:value-type="string">
            <text:p><text:a xlink:href="http://www.nexusmods.com/fallout3/mods/19949/?" xlink:type="simple">http://www.nexusmods.com/fallout3/mods/19949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?" xlink:type="simple">http://www.nexusmods.com/fallout3/mods/12306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Gunshot Sounds</text:p>
          </table:table-cell>
          <table:table-cell office:value-type="string" calcext:value-type="string">
            <text:p><text:a xlink:href="http://www.nexusmods.com/fallout3/mods/23/?" xlink:type="simple">http://www.nexusmods.com/fallout3/mods/23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?" xlink:type="simple">http://www.nexusmods.com/fallout3/mods/6894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?" xlink:type="simple">http://www.nexusmods.com/fallout3/mods/3612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table:style-name="ce15" office:value-type="string" calcext:value-type="string">
            <text:p>No</text:p>
          </table:table-cell>
          <table:table-cell office:value-type="string" calcext:value-type="string">
            <text:p>4.4.6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?" xlink:type="simple">http://www.nexusmods.com/fallout3/mods/18902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?" xlink:type="simple">http://www.nexusmods.com/fallout3/mods/14449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?" xlink:type="simple">http://www.nexusmods.com/fallout3/mods/6921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?" xlink:type="simple">http://www.nexusmods.com/fallout3/mods/19799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?" xlink:type="simple">http://www.nexusmods.com/fallout3/mods/6309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?" xlink:type="simple">http://www.nexusmods.com/fallout3/mods/13308/?</text:a>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?" xlink:type="simple">http://www.nexusmods.com/fallout3/mods/591/?</text:a>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56:'Fallout 3 GOTY mods'.C1048576 'Fallout 3 GOTY mods'.C1:'Fallout 3 GOTY mods'.C48 'Fallout 3 GOTY mods'.C51:'Fallout 3 GOTY mods'.C51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6:'Fallout 3 GOTY mods'.C1048576 'Fallout 3 GOTY mods'.C1:'Fallout 3 GOTY mods'.C48 'Fallout 3 GOTY mods'.C51:'Fallout 3 GOTY mods'.C51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49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49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0:'Fallout 3 GOTY mods'.C51">
            <calcext:condition calcext:apply-style-name="Untitled1" calcext:value="=&quot;Yes&quot;" calcext:base-cell-address="'Fallout 3 GOTY mods'.C50"/>
            <calcext:condition calcext:apply-style-name="Untitled2" calcext:value="=&quot;No&quot;" calcext:base-cell-address="'Fallout 3 GOTY mods'.C50"/>
          </calcext:conditional-format>
          <calcext:conditional-format calcext:target-range-address="'Fallout 3 GOTY mods'.C50:'Fallout 3 GOTY mods'.C51">
            <calcext:condition calcext:apply-style-name="Untitled3" calcext:value="=&quot;Partial&quot;" calcext:base-cell-address="'Fallout 3 GOTY mods'.C50"/>
          </calcext:conditional-format>
          <calcext:conditional-format calcext:target-range-address="'Fallout 3 GOTY mods'.C52:'Fallout 3 GOTY mods'.C54">
            <calcext:condition calcext:apply-style-name="Untitled1" calcext:value="=&quot;Yes&quot;" calcext:base-cell-address="'Fallout 3 GOTY mods'.C52"/>
            <calcext:condition calcext:apply-style-name="Untitled2" calcext:value="=&quot;No&quot;" calcext:base-cell-address="'Fallout 3 GOTY mods'.C52"/>
          </calcext:conditional-format>
          <calcext:conditional-format calcext:target-range-address="'Fallout 3 GOTY mods'.C52:'Fallout 3 GOTY mods'.C54">
            <calcext:condition calcext:apply-style-name="Untitled3" calcext:value="=&quot;Partial&quot;" calcext:base-cell-address="'Fallout 3 GOTY mods'.C52"/>
          </calcext:conditional-format>
          <calcext:conditional-format calcext:target-range-address="'Fallout 3 GOTY mods'.C85:'Fallout 3 GOTY mods'.C88 'Fallout 3 GOTY mods'.C55:'Fallout 3 GOTY mods'.C80">
            <calcext:condition calcext:apply-style-name="Untitled1" calcext:value="=&quot;Yes&quot;" calcext:base-cell-address="'Fallout 3 GOTY mods'.C55"/>
            <calcext:condition calcext:apply-style-name="Untitled2" calcext:value="=&quot;No&quot;" calcext:base-cell-address="'Fallout 3 GOTY mods'.C55"/>
          </calcext:conditional-format>
          <calcext:conditional-format calcext:target-range-address="'Fallout 3 GOTY mods'.C85:'Fallout 3 GOTY mods'.C88 'Fallout 3 GOTY mods'.C55:'Fallout 3 GOTY mods'.C80">
            <calcext:condition calcext:apply-style-name="Untitled3" calcext:value="=&quot;Partial&quot;" calcext:base-cell-address="'Fallout 3 GOTY mods'.C55"/>
          </calcext:conditional-format>
          <calcext:conditional-format calcext:target-range-address="'Fallout 3 GOTY mods'.C81:'Fallout 3 GOTY mods'.C81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1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82:'Fallout 3 GOTY mods'.C82">
            <calcext:condition calcext:apply-style-name="Untitled1" calcext:value="=&quot;Yes&quot;" calcext:base-cell-address="'Fallout 3 GOTY mods'.C82"/>
            <calcext:condition calcext:apply-style-name="Untitled2" calcext:value="=&quot;No&quot;" calcext:base-cell-address="'Fallout 3 GOTY mods'.C82"/>
          </calcext:conditional-format>
          <calcext:conditional-format calcext:target-range-address="'Fallout 3 GOTY mods'.C82:'Fallout 3 GOTY mods'.C82">
            <calcext:condition calcext:apply-style-name="Untitled3" calcext:value="=&quot;Partial&quot;" calcext:base-cell-address="'Fallout 3 GOTY mods'.C82"/>
          </calcext:conditional-format>
          <calcext:conditional-format calcext:target-range-address="'Fallout 3 GOTY mods'.C83:'Fallout 3 GOTY mods'.C84">
            <calcext:condition calcext:apply-style-name="Untitled1" calcext:value="=&quot;Yes&quot;" calcext:base-cell-address="'Fallout 3 GOTY mods'.C83"/>
            <calcext:condition calcext:apply-style-name="Untitled2" calcext:value="=&quot;No&quot;" calcext:base-cell-address="'Fallout 3 GOTY mods'.C83"/>
          </calcext:conditional-format>
          <calcext:conditional-format calcext:target-range-address="'Fallout 3 GOTY mods'.C83:'Fallout 3 GOTY mods'.C84">
            <calcext:condition calcext:apply-style-name="Untitled3" calcext:value="=&quot;Partial&quot;" calcext:base-cell-address="'Fallout 3 GOTY mods'.C8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1:52:49.1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29T11:56:24.797000000</dc:date>
    <meta:editing-duration>P11DT2H34M55S</meta:editing-duration>
    <meta:editing-cycles>33</meta:editing-cycles>
    <meta:generator>LibreOffice/5.1.3.2$Windows_x86 LibreOffice_project/644e4637d1d8544fd9f56425bd6cec110e49301b</meta:generator>
    <meta:document-statistic meta:table-count="1" meta:cell-count="303" meta:object-count="0"/>
  </office:meta>
</office:document-meta>
</file>